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QT963 K84 732 J</text:p>
      <text:p text:style-name="Standard">in zona tricul 2, in mansa 1&amp; 2 tr 3, in mnasa 3 1S</text:p>
      <text:p text:style-name="Standard"/>
      <text:p text:style-name="Standard">T5 JT9876 6 KQ83</text:p>
      <text:p text:style-name="Standard">in mansa 2H indiferent de poz, in zona 3 tot 2H</text:p>
      <text:p text:style-name="Standard"/>
      <text:p text:style-name="Standard">JT8752 862 AQ9 K</text:p>
      <text:p text:style-name="Standard">pasez in 1 si 2, deschid 3S in 3fav, 2 S altfel in 3</text:p>
      <text:p text:style-name="Standard"/>
      <text:p text:style-name="Standard">K <text:s/>AQ7 T87653 932</text:p>
      <text:p text:style-name="Standard">in 3 deschid 1D</text:p>
      <text:p text:style-name="Standard"/>
      <text:p text:style-name="Standard">T87 73 QJT432 A6</text:p>
      <text:p text:style-name="Standard">in 3 deschid 3D daca joc multi. Daca nu joc, in 3 rosu deschid 2D. In rest pasez</text:p>
      <text:p text:style-name="Standard"/>
      <text:p text:style-name="Standard">53 875 Q5 AT8763</text:p>
      <text:p text:style-name="Standard">in 3 mansa deschid 3C. In rest pasez</text:p>
      <text:p text:style-name="Standard"/>
      <text:p text:style-name="Standard">J9 A62 Q87652 K7</text:p>
      <text:p text:style-name="Standard">intr-a 3-a deschid 3D in mansa</text:p>
      <text:p text:style-name="Standard"/>
      <text:p text:style-name="Standard">T J65 AKJT653 75</text:p>
      <text:p text:style-name="Standard">in mansa 3 poate deschid 3N.Daca nu, 4D. In rest cam 3D.</text:p>
      <text:p text:style-name="Standard"/>
      <text:p text:style-name="Standard">6 K93 QJ98643 K2</text:p>
      <text:p text:style-name="Standard">2D sau 3D in functie de zona si pozitie</text:p>
      <text:p text:style-name="Standard"/>
      <text:p text:style-name="Standard">J KT9642 KT83 T6</text:p>
      <text:p text:style-name="Standard">cam 2H. In zona 2 pasez.</text:p>
      <text:p text:style-name="Standard"/>
      <text:p text:style-name="Standard">3 J9753 JT8642 2</text:p>
      <text:p text:style-name="Standard">daca am la dispozitie bicolor, deschid intr-a 3-a. Poate si in 1a fav</text:p>
      <text:p text:style-name="Standard"/>
      <text:p text:style-name="Standard">AQJ75 T94 754 J4</text:p>
      <text:p text:style-name="Standard">doar intr-a 3-a (1S fav, 2S la toti mansa)</text:p>
      <text:p text:style-name="Standard"/>
      <text:p text:style-name="Standard">KQ864 JT8642 7 J</text:p>
      <text:p text:style-name="Standard">daca am la dispozitie bicolor major deschid </text:p>
      <text:p text:style-name="Standard"/>
      <text:p text:style-name="Standard">Q KJ5 QJ7642 875</text:p>
      <text:p text:style-name="Standard">3D in 3 mansa</text:p>
      <text:p text:style-name="Standard"/>
      <text:p text:style-name="Standard">KQT98 J6542 3 J7</text:p>
      <text:p text:style-name="Standard">daca am biclor major deschid in mansa</text:p>
      <text:p text:style-name="Standard"/>
      <text:p text:style-name="Standard">AK97632 6 J975 5</text:p>
      <text:p text:style-name="Standard">4S in mansa, 3S in zona</text:p>
      <text:p text:style-name="Standard"/>
      <text:p text:style-name="Standard">8 5 QT73 KQT7532</text:p>
      <text:p text:style-name="Standard">3C in majoritate. 4C in 3 mansa</text:p>
      <text:p text:style-name="Standard"/>
      <text:p text:style-name="Standard"/>
      <text:p text:style-name="Standard"><text:soft-page-break/>K3 K53 JT9765 T3</text:p>
      <text:p text:style-name="Standard">3D in mansa, a 3-a</text:p>
      <text:p text:style-name="Standard"/>
      <text:p text:style-name="Standard">T A86 753 A96543</text:p>
      <text:p text:style-name="Standard">3C in mansa, a 3-a</text:p>
      <text:p text:style-name="Standard"/>
      <text:p text:style-name="Standard">JT9643 T752 A 95</text:p>
      <text:p text:style-name="Standard">2S in mansa 3a</text:p>
      <text:p text:style-name="Standard"/>
      <text:p text:style-name="Standard">T9 5 K98762 AJ32</text:p>
      <text:p text:style-name="Standard">3D in mansa 3a</text:p>
      <text:p text:style-name="Standard"/>
      <text:p text:style-name="Standard">A32 -- <text:s/>A98762 Q972</text:p>
      <text:p text:style-name="Standard">1D in prima si a 3-a</text:p>
      <text:p text:style-name="Standard"/>
      <text:p text:style-name="Standard">A42 J8 KJT732 86</text:p>
      <text:p text:style-name="Standard">3D in 3a mansa</text:p>
      <text:p text:style-name="Standard"/>
      <text:p text:style-name="Standard">K4 AQJT85 T54 73</text:p>
      <text:p text:style-name="Standard">1H, oricand</text:p>
      <text:p text:style-name="Standard"/>
      <text:p text:style-name="Standard">876 K5 AJT932 Q7</text:p>
      <text:p text:style-name="Standard">intre 2 si 3D, in functie de zona si poz</text:p>
      <text:p text:style-name="Standard"/>
      <text:p text:style-name="Standard">8 AKQT87432 9 53</text:p>
      <text:p text:style-name="Standard">4H in zona. 1H in mansa</text:p>
      <text:p text:style-name="Standard"/>
      <text:p text:style-name="Standard">876 KQT63 -- <text:s/>JT543</text:p>
      <text:p text:style-name="Standard">daca am bicolor pe sistem</text:p>
      <text:p text:style-name="Standard"/>
      <text:p text:style-name="Standard">Q7653 K9852 – A74 </text:p>
      <text:p text:style-name="Standard">daca am bicolor deschid in 1 si 2, Intr-a 3-a deschid 1S</text:p>
      <text:p text:style-name="Standard"/>
      <text:p text:style-name="Standard">86432 J KJ7642 6</text:p>
      <text:p text:style-name="Standard">deschid 3D in 3a mansa, pas in rest</text:p>
      <text:p text:style-name="Standard"/>
      <text:p text:style-name="Standard">J62 98 AK9873 T8</text:p>
      <text:p text:style-name="Standard">3D in mansa 3a</text:p>
      <text:p text:style-name="Standard"/>
      <text:p text:style-name="Standard">AK7 876432 T943</text:p>
      <text:p text:style-name="Standard">1h intr-a 3a, mansa</text:p>
      <text:p text:style-name="Standard"/>
      <text:p text:style-name="Standard">54 875 k KJT8653</text:p>
      <text:p text:style-name="Standard">3C in 1a si a 2a, poate ca n si in nefav</text:p>
      <text:p text:style-name="Standard"/>
      <text:p text:style-name="Standard">QT6432 9 863 J94</text:p>
      <text:p text:style-name="Standard">2S in a 3-a, mansa</text:p>
      <text:p text:style-name="Standard"/>
      <text:p text:style-name="Standard">Q7 QJ8543 96 Q97</text:p>
      <text:p text:style-name="Standard">2H in mansa 3a si prima fav</text:p>
      <text:p text:style-name="Standard"/>
      <text:p text:style-name="Standard"/>
      <text:p text:style-name="Standard"><text:soft-page-break/>K9 T7 AQ987632 2</text:p>
      <text:p text:style-name="Standard">1D</text:p>
      <text:p text:style-name="Standard"/>
      <text:p text:style-name="Standard">T3 K3 AT9652 QT7</text:p>
      <text:p text:style-name="Standard">2 sau 3D sau P in functie de zona si poz</text:p>
      <text:p text:style-name="Standard">daca am multi, nu prea as deschide la trickul 3. Levate defensive</text:p>
      <text:p text:style-name="Standard">a 3-a mansa, 1D</text:p>
      <text:p text:style-name="Standard"/>
      <text:p text:style-name="Standard">QJT62 K 873 Q653</text:p>
      <text:p text:style-name="Standard">2S intr-a 3a mansa</text:p>
      <text:p text:style-name="Standard">daca joc bicolor, sunt in stare sa deschid in aceleasi conditie</text:p>
      <text:p text:style-name="Standard"/>
      <text:p text:style-name="Standard">32 A85432 32 QJ9</text:p>
      <text:p text:style-name="Standard">2H in mansa, 1 si 3</text:p>
      <text:p text:style-name="Standard"/>
      <text:p text:style-name="Standard">5 KJ7 AQT874 T94</text:p>
      <text:p text:style-name="Standard">3D in 1 mansa, si 3 toti mansa</text:p>
      <text:p text:style-name="Standard">in 3 fav deschid 1D</text:p>
      <text:p text:style-name="Standard"/>
      <text:p text:style-name="Standard">T87 J9 K97542 J7</text:p>
      <text:p text:style-name="Standard">pasez cam intotdeauna</text:p>
      <text:p text:style-name="Standard"/>
      <text:p text:style-name="Standard">AT932 J9432 9 87</text:p>
      <text:p text:style-name="Standard">daca am bicolor deschid in mansa</text:p>
      <text:p text:style-name="Standard"/>
      <text:p text:style-name="Standard">KT3 3 KQJT875 74</text:p>
      <text:p text:style-name="Standard">3D daca imi permit. Daca nu, doar in nefav 2a pasez. Daca ma enervez pot deschide 4D in 3a</text:p>
      <text:p text:style-name="Standard"/>
      <text:p text:style-name="Standard">Q64 62 8 KQT9875</text:p>
      <text:p text:style-name="Standard">3C in mansa</text:p>
      <text:p text:style-name="Standard"/>
      <text:p text:style-name="Standard">KJ865 8 93 J7643</text:p>
      <text:p text:style-name="Standard">deschid 2S bicolor daca imi permit. Intr-a 3-a, mansa, poate deschid si 2S natural</text:p>
      <text:p text:style-name="Standard"/>
      <text:p text:style-name="Standard">QJ 742 3 A976542</text:p>
      <text:p text:style-name="Standard">3C in mansa, nu si a 2-a</text:p>
      <text:p text:style-name="Standard"/>
      <text:p text:style-name="Standard">94 QJ876 QJT87 7</text:p>
      <text:p text:style-name="Standard">daca am bicolor deschid in 1a si a 3a, mansa</text:p>
      <text:p text:style-name="Standard"/>
      <text:p text:style-name="Standard">3 9 J9765 AQT865</text:p>
      <text:p text:style-name="Standard">deschid 3C daca imi permit conditiile</text:p>
      <text:p text:style-name="Standard"/>
      <text:p text:style-name="Standard">AKQ832 7 862 T42</text:p>
      <text:p text:style-name="Standard">2S in general.</text:p>
      <text:p text:style-name="Standard"/>
      <text:p text:style-name="Standard">Q4 73 J93 AK9842</text:p>
      <text:p text:style-name="Standard">1C intr-a 3-a, non-nefav. In rest, poate 3C</text:p>
      <text:p text:style-name="Standard"/>
      <text:p text:style-name="Standard">AKQJ8 876 9854 6</text:p>
      <text:p text:style-name="Standard">multi sau 2S daca nu zona sau a 2-a. Intr-a 3-a</text:p>
      <text:p text:style-name="Standard"/>
      <text:p text:style-name="Standard"><text:soft-page-break/>QT6 AKJT6 93 874</text:p>
      <text:p text:style-name="Standard">1H intr-a 3a. As putea deschide multi/2H cu asta</text:p>
      <text:p text:style-name="Standard"/>
      <text:p text:style-name="Standard">KJ985 KQJ983 98 --</text:p>
      <text:p text:style-name="Standard">categoric 1H</text:p>
      <text:p text:style-name="Standard"/>
      <text:p text:style-name="Standard">J7543 T KQJ986 3</text:p>
      <text:p text:style-name="Standard">daca am bicolor deschid. Daca nu, nu bag picile in lupta. Carale intr-a 3a</text:p>
      <text:p text:style-name="Standard"/>
      <text:p text:style-name="Standard">976 7643 K86543</text:p>
      <text:p text:style-name="Standard">doar intr-a 3a mansa (fav) as deschide carale. Si nu intotdeauna 3. Daca nu as juca multim-as simti mai bine</text:p>
      <text:p text:style-name="Standard"/>
      <text:p text:style-name="Standard">A52 Q5 QJ87542 9</text:p>
      <text:p text:style-name="Standard">nu deschid semibaraj decat intr-a 3a. Am 7 perdante totusi</text:p>
      <text:p text:style-name="Standard"/>
      <text:p text:style-name="Standard">KQJT83 4 T9 JT86</text:p>
      <text:p text:style-name="Standard">intre 2 si 3S. Nu pasez.</text:p>
      <text:p text:style-name="Standard">Fav nefav albi rosii</text:p>
      <text:p text:style-name="Standard">3 2 3 2</text:p>
      <text:p text:style-name="Standard">2 2 2 2</text:p>
      <text:p text:style-name="Standard">3 2 3 2</text:p>
      <text:p text:style-name="Standard"/>
      <text:p text:style-name="Standard">A52 QJ KT9654 93</text:p>
      <text:p text:style-name="Standard">intr-a 3a as putea deschide 2D, nu si 3</text:p>
      <text:p text:style-name="Standard"/>
      <text:p text:style-name="Standard">9 KQT86 98 98752</text:p>
      <text:p text:style-name="Standard">2H daca am bicolor si conditii „favorabile”. Poate 2H intr-a 3-a</text:p>
      <text:p text:style-name="Standard"/>
      <text:p text:style-name="Standard">AK543 Q3 T8543 9</text:p>
      <text:p text:style-name="Standard">2S daca am bicolor. Intr-a 3-a pot deschide efectiv si 2S natural</text:p>
      <text:p text:style-name="Standard"/>
      <text:p text:style-name="Standard">QJT 7 AQT7652 J5</text:p>
      <text:p text:style-name="Standard">3D in general</text:p>
      <text:p text:style-name="Standard"/>
      <text:p text:style-name="Standard">J74 -- <text:s/>KQT8753 Q73</text:p>
      <text:p text:style-name="Standard">tot 3D in general</text:p>
      <text:p text:style-name="Standard"/>
      <text:p text:style-name="Standard">96 QT854 K98632</text:p>
      <text:p text:style-name="Standard">daca ma lasa sufletul deschid 3C, dar mai rar</text:p>
      <text:p text:style-name="Standard"/>
      <text:p text:style-name="Standard">AQJT9873 J83 -- <text:s/>Q4 </text:p>
      <text:p text:style-name="Standard">cam 4S intotdeaunam fiindu-mi frica sa nu pierd contractul</text:p>
      <text:p text:style-name="Standard"/>
      <text:p text:style-name="Standard">7 QJT54 AKT9 T75</text:p>
      <text:p text:style-name="Standard">2H daca am bicolo.r Intr-a 3-a, 1H</text:p>
      <text:p text:style-name="Standard"/>
      <text:p text:style-name="Standard">A53 J K65 JT7653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r</meta:initial-creator>
    <meta:creation-date>2017-05-15T16:54:45.22</meta:creation-date>
    <meta:document-statistic meta:table-count="0" meta:image-count="0" meta:object-count="0" meta:page-count="4" meta:paragraph-count="137" meta:word-count="808" meta:character-count="3566"/>
    <dc:date>2017-05-15T18:33:34.19</dc:date>
    <dc:creator>r r</dc:creator>
    <meta:editing-duration>PT1M17S</meta:editing-duration>
    <meta:editing-cycles>1</meta:editing-cycles>
    <meta:generator>OpenOffice/4.1.3$Win32 OpenOffice.org_project/413m1$Build-9783</meta:generator>
  </office:meta>
</office:document-meta>
</file>